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cm" svg:height="5.2cm" svg:x="3cm" svg:y="9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833cm" svg:height="0.962cm" svg:x="4.4cm" svg:y="2.9cm">
          <draw:text-box>
            <text:p>Physical Space</text:p>
          </draw:text-box>
        </draw:frame>
        <draw:frame draw:style-name="gr3" draw:layer="layout" svg:width="4.799cm" svg:height="0.962cm" svg:x="18.601cm" svg:y="2.9cm">
          <draw:text-box>
            <text:p>Spectral Spac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07-28T11:45:49.170700737</meta:creation-date>
    <meta:editing-duration>PT47M37S</meta:editing-duration>
    <meta:editing-cycles>2</meta:editing-cycles>
    <dc:date>2015-07-28T13:29:36.160034304</dc:date>
    <dc:creator>borth </dc:creator>
    <meta:document-statistic meta:object-count="26"/>
    <meta:generator>LibreOffice/4.2.8.2$Linux_X86_64 LibreOffice_project/420m0$Build-2</meta:generator>
  </office:meta>
</office:document-meta>
</file>